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paragraph-properties fo:text-align="center" style:justify-single-word="false"/>
      <style:text-properties style:font-name="DejaVu Sans"/>
    </style:style>
    <style:style style:name="P3" style:family="paragraph" style:list-style-name="L1">
      <style:text-properties style:font-name="DejaVu Sans"/>
    </style:style>
    <style:style style:name="P4" style:family="paragraph" style:list-style-name="L2">
      <style:text-properties style:font-name="DejaVu Sans"/>
    </style:style>
    <style:style style:name="P5" style:family="paragraph" style:list-style-name="L3">
      <style:text-properties style:font-name="DejaVu Sans"/>
    </style:style>
    <style:style style:name="T1" style:family="text">
      <style:text-properties officeooo:rsid="001efd33"/>
    </style:style>
    <style:style style:name="T2" style:family="text">
      <style:text-properties officeooo:rsid="00209213"/>
    </style:style>
    <style:style style:name="T3" style:family="text">
      <style:text-properties officeooo:rsid="0021900d"/>
    </style:style>
    <style:style style:name="T4" style:family="text">
      <style:text-properties officeooo:rsid="00220ef4"/>
    </style:style>
    <style:style style:name="T5" style:family="text">
      <style:text-properties officeooo:rsid="0023fe8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unos:</text:p>
      <text:p text:style-name="P1"><text:tab/>João Manoel</text:p>
      <text:p text:style-name="P1"><text:tab/>Gabriel Oliveira</text:p>
      <text:p text:style-name="P1"/>
      <text:p text:style-name="P1">I - Loja A PeçaCerta:</text:p>
      <text:p text:style-name="P1"/>
      <text:p text:style-name="P1">a) Requisitos Funcionais:</text:p>
      <text:p text:style-name="P1"/>
      <text:list xml:id="list5706242684267777689" text:style-name="L1">
        <text:list-item>
          <text:p>Manter clientes.</text:p>
        </text:list-item>
        <text:list-item>
          <text:p>Manter funcionários.</text:p>
        </text:list-item>
        <text:list-item>
          <text:p>Manter produtos, informando: o código, o código de barras, o nome, a descrição, categoria do produto, a marca, e a quantidade atual.</text:p>
        </text:list-item>
        <text:list-item>
          <text:p>Manter estoque com as seguintes funcionalidades:</text:p>
          <text:list>
            <text:list-item>
              <text:p>Entrada – onde uma nova quantidade de produtos será acrescida a quantidade atual de produto.</text:p>
            </text:list-item>
            <text:list-item>
              <text:p>Saída – Onde uma quantidade de produtos deverá ser subtraída da quantidade atual do produto.</text:p>
            </text:list-item>
            <text:list-item>
              <text:p>Perda – Onde uma quantidade de produtos estragada deverá ser subtraída da quantidade atual do produto.</text:p>
            </text:list-item>
            <text:list-item>
              <text:p>Troca – Onde uma quantidade de produtos não sofre alteração, mas o movimento do estoque é registrado</text:p>
            </text:list-item>
          </text:list>
        </text:list-item>
        <text:list-item>
          <text:p>Manter orçamento de produtos.</text:p>
        </text:list-item>
        <text:list-item>
          <text:p>Manter vendas de produtos, seguindo as diretivas:</text:p>
          <text:list>
            <text:list-item>
              <text:p>Quando efetivada a venda, realizar a baixa do produto em estoque emitindo a nota fiscal.</text:p>
            </text:list-item>
            <text:list-item>
              <text:p>O cliente poderá realizar uma compra com mais de um produto em uma só nota fiscal.</text:p>
            </text:list-item>
            <text:list-item>
              <text:p>No momento da finalização da venda é informada a forma de pagamento, que atualmente é: À vista, À prazo em 3 x no cartão, à vista no cheque.</text:p>
            </text:list-item>
            <text:list-item>
              <text:p>As vendas à prazo no cheque e boleto de cobrança são permitidas somente para clientes Pessoa Jurídica com a autorização do gerente da loja.</text:p>
            </text:list-item>
          </text:list>
        </text:list-item>
        <text:list-item>
          <text:p>Emitir nota fiscal.</text:p>
        </text:list-item>
        <text:list-item>
          <text:p>Localizar produtos pelo código, ou pelo nome, ou parte do nome, ou categoria ou até mesmo pela marca.</text:p>
        </text:list-item>
        <text:list-item>
          <text:p>Localizar Clientes pelo nome ou parte do nome, em caso de não achar dar opção pelo cadastro do cliente.</text:p>
        </text:list-item>
        <text:list-item>
          <text:p>Help do sistema, com opção de imprimir o manual online.</text:p>
        </text:list-item>
        <text:list-item>
          <text:p>Manter Backup</text:p>
        </text:list-item>
        <text:list-item>
          <text:p>Backup realizado automaticamente.</text:p>
          <text:p/>
        </text:list-item>
      </text:list>
      <text:p text:style-name="P1">b) Requisitos não-Funcionais:</text:p>
      <text:p text:style-name="P1"/>
      <text:list xml:id="list7096136613552965523" text:style-name="L2">
        <text:list-item>
          <text:p>Cada funcionalidade não poderá ser executada com tempo superior a 2 segundos por transação.</text:p>
        </text:list-item>
        <text:list-item>
          <text:p>Em todas as janelas do sistema é necessário mostrar a logo da PeçaCerta.</text:p>
        </text:list-item>
        <text:list-item>
          <text:p>Garantir a segurança do sistema.</text:p>
        </text:list-item>
        <text:list-item>
          <text:p>O sistema será feito para web.</text:p>
        </text:list-item>
      </text:list>
      <text:p text:style-name="P1"><text:soft-page-break/></text:p>
      <text:p text:style-name="P1">c) Perguntas:</text:p>
      <text:p text:style-name="P1"/>
      <text:list xml:id="list5298781601298320610" text:style-name="L3">
        <text:list-item>
          <text:p>O sistema poderá ser feito em python 2.7 com framework django 1.8?</text:p>
        </text:list-item>
        <text:list-item>
          <text:p>A segurança do sistema será via protocolo https com certificado ssl?</text:p>
        </text:list-item>
        <text:list-item>
          <text:p>Os usuários do sistema ao logar, <text:span text:style-name="T5">o sistema </text:span>salva cookies ou algum outro tipo de arquivo <text:span text:style-name="T5">para não ter que digitar novamente a senha</text:span>?</text:p>
        </text:list-item>
        <text:list-item>
          <text:p><text:s/>Qual a frequência do backup?</text:p>
        </text:list-item>
        <text:list-item>
          <text:p>Onde será feita a hospedagem do sistema na Web?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20:20:21.497761595</meta:creation-date>
    <dc:date>2016-04-26T21:21:59.096265169</dc:date>
    <meta:editing-duration>PT55M55S</meta:editing-duration>
    <meta:editing-cycles>20</meta:editing-cycles>
    <meta:generator>LibreOffice/4.2.7.2$Linux_X86_64 LibreOffice_project/420m0$Build-2</meta:generator>
    <meta:document-statistic meta:table-count="0" meta:image-count="0" meta:object-count="0" meta:page-count="2" meta:paragraph-count="37" meta:word-count="387" meta:character-count="2173" meta:non-whitespace-character-count="1845"/>
  </office:meta>
</office:document-meta>
</file>